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61D45B844A68D0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19cm, 8.548cm, 16.584cm, 7.64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9cm" svg:height="8.809cm" svg:x="0.1cm" svg:y="0.101cm">
          <draw:image xlink:href="Pictures/10000000000005E8000007E0F61D45B844A68D0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16:10:25.524065299</dc:date>
    <meta:editing-duration>PT3M34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